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erif"/>
    <style:font-face style:name="Georgia" svg:font-family="Georgia,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left="0in" fo:margin-right="0in" fo:margin-top="0in" fo:margin-bottom="0in" style:contextual-spacing="false" style:line-height-at-least="0.1252in" fo:text-align="center" style:justify-single-word="false" fo:text-indent="0in" style:auto-text-indent="false" fo:padding="0in" fo:border="none"/>
      <style:text-properties fo:font-size="8.25pt" fo:font-weight="normal"/>
    </style:style>
    <style:style style:name="P3" style:family="paragraph" style:parent-style-name="Text_20_body">
      <style:paragraph-properties fo:margin-left="0in" fo:margin-right="0in" fo:margin-top="0.1043in" fo:margin-bottom="0.2083in" style:contextual-spacing="false" style:line-height-at-least="0.198in" fo:text-indent="0in" style:auto-text-indent="false" fo:padding="0in" fo:border="none"/>
      <style:text-properties fo:font-variant="normal" fo:text-transform="none" fo:color="#333333" style:font-name="Arial1" fo:font-size="9pt" fo:letter-spacing="normal" fo:font-style="normal" fo:font-weight="normal"/>
    </style:style>
    <style:style style:name="P4" style:family="paragraph" style:parent-style-name="Text_20_body">
      <style:paragraph-properties fo:margin-left="0in" fo:margin-right="0in" fo:margin-top="0.1043in" fo:margin-bottom="0.2083in" style:contextual-spacing="false" style:line-height-at-least="0.198in" fo:text-align="end" style:justify-single-word="false" fo:text-indent="0in" style:auto-text-indent="false" fo:padding="0in" fo:border="none"/>
    </style:style>
    <style:style style:name="P5" style:family="paragraph" style:parent-style-name="Text_20_body">
      <style:paragraph-properties fo:margin-left="0in" fo:margin-right="0in" fo:margin-top="0.1563in" fo:margin-bottom="0.1563in" style:contextual-spacing="false" style:line-height-at-least="0.198in" fo:text-indent="0in" style:auto-text-indent="false" fo:padding="0in" fo:border="none"/>
    </style:style>
    <style:style style:name="P6" style:family="paragraph" style:parent-style-name="Text_20_body">
      <style:paragraph-properties fo:margin-left="0.0311in" fo:margin-right="0.0311in" fo:margin-top="0in" fo:margin-bottom="0in" style:contextual-spacing="false" fo:text-indent="0in" style:auto-text-indent="false" fo:padding="0in" fo:border="none"/>
    </style:style>
    <style:style style:name="P7" style:family="paragraph" style:parent-style-name="Heading_20_1">
      <style:text-properties fo:font-variant="normal" fo:text-transform="none" fo:color="#333333" style:font-name="Georgia" fo:font-size="16.5pt" fo:letter-spacing="normal" fo:font-style="normal" fo:font-weight="bold"/>
    </style:style>
    <style:style style:name="T1" style:family="text">
      <style:text-properties fo:font-variant="normal" fo:text-transform="none" fo:color="#666666" style:text-line-through-style="none" style:font-name="Arial1" fo:font-size="8.25pt" fo:letter-spacing="normal" fo:font-style="normal" style:text-underline-style="none" fo:font-weight="normal" style:text-blinking="false"/>
    </style:style>
    <style:style style:name="T2" style:family="text">
      <style:text-properties fo:font-variant="normal" fo:text-transform="none" fo:color="#666666" style:font-name="Arial1" fo:font-size="8.25pt" fo:letter-spacing="normal" fo:font-style="normal" fo:font-weight="normal"/>
    </style:style>
    <style:style style:name="T3" style:family="text">
      <style:text-properties fo:font-variant="normal" fo:text-transform="none" fo:color="#999999" style:font-name="Arial1" fo:font-size="8.25pt" fo:letter-spacing="normal" fo:font-style="normal" fo:font-weight="normal"/>
    </style:style>
    <style:style style:name="T4" style:family="text">
      <style:text-properties fo:font-variant="normal" fo:text-transform="none" fo:color="#333333" style:font-name="Arial1" fo:font-size="9pt" fo:letter-spacing="normal" fo:font-style="normal" fo:font-weight="normal"/>
    </style:style>
    <style:style style:name="T5" style:family="text">
      <style:text-properties fo:font-variant="normal" fo:text-transform="none" fo:color="#333333" style:font-name="Arial1" fo:font-size="9pt" fo:letter-spacing="normal" fo:font-style="normal" fo:font-weight="bold"/>
    </style:style>
    <style:style style:name="T6" style:family="text">
      <style:text-properties fo:font-variant="normal" fo:text-transform="none" fo:color="#004276" style:text-line-through-style="none" style:font-name="Arial1" fo:font-size="9pt" fo:letter-spacing="normal" fo:font-style="normal" style:text-underline-style="none" fo:font-weight="normal" style:text-blinking="false"/>
    </style:style>
    <style:style style:name="fr1" style:family="graphic" style:parent-style-name="Frame">
      <style:graphic-properties fo:margin-left="0in" fo:margin-right="0.1043in" fo:margin-top="0in" fo:margin-bottom="0.1043in" style:wrap="right" style:number-wrapped-paragraphs="no-limit" style:vertical-pos="top" style:vertical-rel="paragraph-content" style:horizontal-pos="left" style:horizontal-rel="paragraph" fo:background-color="#f7f7f7" style:background-transparency="0%" fo:padding-left="0.0193in" fo:padding-right="0.0193in" fo:padding-top="0.0417in" fo:padding-bottom="0.052in" fo:border="0.06pt solid #e6e6e6">
        <style:background-image/>
      </style:graphic-properties>
    </style:style>
    <style:style style:name="fr2" style:family="graphic" style:parent-style-name="Graphics">
      <style:graphic-properties fo:margin-left="0in" fo:margin-right="0in" fo:margin-top="0in" fo:margin-bottom="0.052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Indian entrepreneur is Pharmacist of Year</text:h>
      <text:p text:style-name="P6"><text:span text:style-name="T2">October 14, 2010 in </text:span><text:a xlink:type="simple" xlink:href="http://www.indiapost.com/category/community-post/"><text:span text:style-name="T1">Community Post</text:span></text:a><text:span text:style-name="T2"> </text:span><text:span text:style-name="T3">|</text:span><text:span text:style-name="T2"> </text:span><text:a xlink:type="simple" xlink:href="http://www.indiapost.com/indian-entrepreneur-is-pharmacist-of-year/#disqus_thread"><text:span text:style-name="T1">1 Comment</text:span></text:a></text:p>
      <text:p text:style-name="P3"><draw:frame draw:style-name="fr1" draw:name="attachment_1598" text:anchor-type="paragraph" svg:width="1.6043in" draw:z-index="0"><draw:text-box fo:min-height="0.0161in"><text:p text:style-name="P1"><draw:frame draw:style-name="fr2" draw:name="graphics1" text:anchor-type="as-char" svg:width="1.5in" svg:height="1.8854in" draw:z-index="1"><draw:image xlink:href="http://www.indiapost.com/wp-content/uploads/2010/10/Ritesh-Shah-Pharmacist.jpg" xlink:type="simple" xlink:show="embed" xlink:actuate="onLoad"/></draw:frame></text:p><text:p text:style-name="P2">Ritesh Shah</text:p></draw:text-box></draw:frame>NEW JERSEY: Ritesh Shah, young, energetic and a successful entrepreneur from India and owner of multiple pharmacy stores in New Jersey has been selected by the New Jersey Pharmacist Association Awards Committee as a recipient of 2010 Independent Pharmacist of the Year Award.</text:p>
      <text:p text:style-name="P3">Graduated from College of Pharmacy in Vidyanagar, India in 1994 and Business Management in 1995, Shah came to United States in 1997 where he served as Pharmacy Manager at Duane Reade, Shop Rite and Walmart Pharmacy for six years. In 2003, he went into his own business and opened up Bayshore Home Care Pharmacy followed by Ramtown Pharmacy in 2005. Due to his passion, dedication and hard work to serve patients, in 2010, Shah opened up two more pharmacy stores in Raritan and Keansburg.</text:p>
      <text:p text:style-name="P3">Shah is very dedicated and well-known pharmacist in New Jersey and spent countless hours to educate patients in the community and provided more than 25 seminars on living with diabetes and coping with asthma. He is an active member of Indian Health Camp of New Jersey for the past 10 years and continues to provide his clinical pharmacy expertise in various areas of patient management including medication management, chronic disease management, drug-interaction and patient adherence. Shah is also an executive committee member of Indo-American Pharmaceutical Society and a committee member of New Jersey Pharmacist Association for the past few years.</text:p>
      <text:p text:style-name="P3">Shah is very active in South Asian community throughout New Jersey and deserved this recognition. His wife Asha Shah is also a Pharmacist and they have two children, Sarthak 13 years and Krina 9 years.</text:p>
      <text:p text:style-name="P3">Congratulations to Ritesh Shah for this wonderful achievement and well deserved recognition. This is a proud moment for South Asian community.</text:p>
      <text:p text:style-name="P4"><text:span text:style-name="Strong_20_Emphasis"><text:span text:style-name="T4">India Post News Service</text:span></text:span></text:p>
      <text:section text:style-name="Sect1" text:name="entry-tags">
        <text:p text:style-name="P5"><text:span text:style-name="T5">Tags:</text:span><text:span text:style-name="T4"> </text:span><text:a xlink:type="simple" xlink:href="http://www.indiapost.com/tag/ritesh-shah/"><text:span text:style-name="T6">Ritesh Shah</text:span></text: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erif"/>
    <style:font-face style:name="Georgia" svg:font-family="Georgia,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5T16:31:48.927000000</meta:creation-date>
    <dc:date>2014-06-25T16:32:20.066000000</dc:date>
    <meta:editing-duration>P0D</meta:editing-duration>
    <meta:editing-cycles>1</meta:editing-cycles>
    <meta:document-statistic meta:table-count="0" meta:image-count="1" meta:object-count="0" meta:page-count="1" meta:paragraph-count="11" meta:word-count="307" meta:character-count="1896" meta:non-whitespace-character-count="1599"/>
    <meta:generator>LibreOffice/4.1.1.2$Windows_x86 LibreOffice_project/7e4286b58adc75a14f6d83f53a03b6c11fa2903</meta:generator>
  </office:meta>
</office:document-meta>
</file>